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8.89cm"/>
      <style:paragraph-properties style:writing-mode="lr-tb"/>
    </style:style>
    <style:style style:name="pr2" style:family="presentation" style:parent-style-name="Default-subtitle">
      <style:graphic-properties draw:fill-color="#ffffff" fo:min-height="2.5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top="0.5cm" fo:margin-bottom="0cm"/>
    </style:style>
    <style:style style:name="P6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text-position="super 58%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8.89cm" svg:x="1.4cm" svg:y="1.905cm" presentation:class="title" presentation:user-transformed="true">
          <draw:text-box>
            <text:p><text:span text:style-name="T1">Introduction to classic &amp; constructive</text:span><text:span text:style-name="T1"><text:line-break/></text:span><text:line-break/><text:span text:style-name="T2">P</text:span>ath <text:span text:style-name="T2">S</text:span>emantical <text:span text:style-name="T2">Q</text:span>uantum Logic<text:line-break/><text:line-break/><text:span text:style-name="T2">PSQ</text:span></text:p>
          </draw:text-box>
        </draw:frame>
        <draw:frame presentation:style-name="pr2" draw:text-style-name="P2" draw:layer="layout" svg:width="25.199cm" svg:height="2.54cm" svg:x="1.471cm" svg:y="12.7cm" presentation:class="subtitle" presentation:user-transformed="true">
          <draw:text-box>
            <text:p><text:span text:style-name="T3">By Sven Nilsen, 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Quick Summary of Logic 1 of 2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16 binary operators (AND, OR, IMPLY etc.)</text:p>
              </text:list-item>
              <text:list-item>
                <text:p>Propositional Logic is the 0-th order logic</text:p>
              </text:list-item>
              <text:list-item>
                <text:p>1-th order logic adds predicates and quantifiers</text:p>
              </text:list-item>
              <text:list-item>
                <text:p>Classical Logic has excluded middle `a | !a`</text:p>
              </text:list-item>
              <text:list-item>
                <text:p>Constructive Logic has no excluded middle</text:p>
              </text:list-item>
              <text:list-item>
                <text:p>Exponential Complexity `O(2^n)` for `n` argumen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Quick Summary of Logic 2 of 2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A classical proof `f` is<text:line-break/>`f : bool^n → bool` where `f &lt;=&gt; \true`</text:p>
                <text:p>This means `f` returns `true` for all inputs</text:p>
              </text:list-item>
              <text:list-item>
                <text:p>A constructive proof `f` is a program<text:line-break/>`f : A` where `A` is a type<text:line-break/>This means `f` is a point in the space `A`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Extending Logic for PSQ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Three extensions necessary:</text:p>
                <text:list>
                  <text:list-item>
                    <text:p>1<text:span text:style-name="T4">st</text:span> step: Exponential `^` operator</text:p>
                  </text:list-item>
                  <text:list-item>
                    <text:p>2<text:span text:style-name="T4">nd</text:span> step: Qubit `~` operator</text:p>
                  </text:list-item>
                  <text:list-item>
                    <text:p>3<text:span text:style-name="T4">rd</text:span> step: Path semantical levels using core axiom</text:p>
                  </text:list-item>
                </text:list>
              </text:list-item>
              <text:list-item>
                <text:p>Related families of logics (excm = excluded middle):</text:p>
                <text:list>
                  <text:list-item>
                    <text:p><text:span text:style-name="T2">Constructive PSQ: 1, 2, 3</text:span><text:tab/><text:tab/><text:tab/><text:tab/><text:tab/> <text:s/><text:tab/><text:tab/>PSI: 2, 3</text:p>
                  </text:list-item>
                  <text:list-item>
                    <text:p><text:span text:style-name="T2">Classical PSQ: 2 + excm</text:span><text:tab/><text:tab/><text:tab/><text:tab/><text:tab/> <text:tab/><text:tab/><text:tab/> <text:s/><text:tab/><text:tab/>PSL: 3 + exc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Exponential `^` Operator 1 of 2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`a^b` means `a` is provable from `b`</text:p>
              </text:list-item>
              <text:list-item>
                <text:p>Similar to `b =&gt; a`, but can not capture from the environment like lambda/closure expressions</text:p>
              </text:list-item>
              <text:list-item>
                <text:p>Can be thought of as a function pointer</text:p>
              </text:list-item>
              <text:list-item>
                <text:p>`uniform(a) = (a^true | false^a)`</text:p>
              </text:list-item>
              <text:list-item>
                <text:p>`theory(a) = !uniform(a)`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Exponential `^` Operator 2 of 2</text:p>
          </draw:text-box>
        </draw:frame>
        <draw:frame presentation:style-name="pr5" draw:text-style-name="P1" draw:layer="layout" svg:width="25.27cm" svg:height="10.285cm" svg:x="1.4cm" svg:y="3.685cm" presentation:class="outline" presentation:user-transformed="true">
          <draw:text-box>
            <text:list text:style-name="L2">
              <text:list-item>
                <text:p text:style-name="P5"><text:span text:style-name="T5">Axioms:</text:span></text:p>
                <text:list>
                  <text:list-item>
                    <text:p><text:span text:style-name="T5">a^b =&gt; (a^b)^c</text:span></text:p>
                  </text:list-item>
                  <text:list-item>
                    <text:p>(a =&gt; b)^c =&gt; (a^c =&gt; b^c)^true</text:p>
                  </text:list-item>
                  <text:list-item>
                    <text:p>(a | b)^c =&gt; (a^c | b^c)^true</text:p>
                  </text:list-item>
                </text:list>
              </text:list-item>
              <text:list-item>
                <text:p>Encodes sequents as propositions</text:p>
              </text:list-item>
              <text:list-item>
                <text:p>Derives a Modal Logic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The Qubit `~` Operator 1 of 2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In classic logic, `~a` uses `a` as a pseudo-random seed such that `~a` can in principle be equal to any other proposition – by some infinitesimal chance</text:p>
              </text:list-item>
              <text:list-item>
                <text:p>This makes classical proofs probabilistic</text:p>
              </text:list-item>
              <text:list-item>
                <text:p>The number of nested applications of the qubit operator +1 defines homotopy levels, e.g. `~~a`<text:line-break/>has homotopy level 3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The Qubit `~` Operator 2 of 2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In constructive logic, `~a` is a 1-avatar<text:line-break/>(new-type) which only allows substitution `~b`<text:line-break/>under tautological equality `(a == b)^true`</text:p>
              </text:list-item>
              <text:list-item>
                <text:p>It means, one can not turn `~a` into `~b` except under special circumstances where is it provable that `a == b` under none assumptions</text:p>
              </text:list-item>
              <text:list-item>
                <text:p>Requires Exponential Propositions `^`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The Quality `~~` Operator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`(a ~~ b) == ((a == b) &amp; ~a &amp; ~b)`</text:p>
                <text:p>This proves `(a ~~ a) == ~a`</text:p>
              </text:list-item>
              <text:list-item>
                <text:p>`(a == b) &amp; theory(a == b) =&gt; (a ~~ b)`<text:line-break/>This lifts equality into quality,<text:line-break/>which does not hold for reflexivity `a == a`</text:p>
              </text:list-item>
              <text:list-item>
                <text:p>Quality `~~` is used in the core axio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The Aquality `~!~` Operator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`(a ~!~ b) == ((a == b) &amp; !~a &amp; !~b)`</text:p>
                <text:p>This proves `(a ~!~ a) == !~a`</text:p>
              </text:list-item>
              <text:list-item>
                <text:p>Usually accompanied with axiom `!~a == ~!a`,<text:line-break/>but does not hold in all models, e.g. Dit Calculus</text:p>
              </text:list-item>
              <text:list-item>
                <text:p>In principle the same as quality, since one can prove same theorems by swapping quality with aquality and vice versa – yet usually interpreted differentl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Path Semantical Levels 1 of 2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ach proposition has an associated natural number which is used to prove an order `a1 &lt; a2`</text:p>
              </text:list-item>
              <text:list-item>
                <text:p>Core axiom:<text:line-break/><text:line-break/><text:tab/>((a1 =&gt; a2) &amp; (b1 =&gt; b2) &amp;<text:line-break/><text:tab/> (a1 &lt; a2) &amp; (b1 &lt; b2) &amp;<text:line-break/> <text:s text:c="4"/>(a1 ~~ b1)) =&gt; (b1 ~~ b2)<text:line-break/><text:tab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Path Semantical Levels 2 of 2</text:p>
          </draw:text-box>
        </draw:frame>
        <draw:frame presentation:style-name="pr5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Levels can be interpreted as moments in time,<text:line-break/>or higher universes of types</text:p>
              </text:list-item>
              <text:list-item>
                <text:p>Choice of core axioms forces bias toward quality, aquality, or even restoring symmetry of the two, which has deep philosophical implications</text:p>
              </text:list-item>
              <text:list-item>
                <text:p>Each level is like a complete language of logic,<text:line-break/>where quality is used to lift relations from one level to the next – using the core axiom (this structures levels) <text:line-break/><text:tab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Homotopy Levels 1 of 2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omotopy Levels are not Path Semantical Levels,<text:line-break/>but more like “unstructured relativity of time”</text:p>
              </text:list-item>
              <text:list-item>
                <text:p>`|bool^n x bool^n → bool^n|` counts number of binary functions as measure of complexity</text:p>
              </text:list-item>
              <text:list-item>
                <text:p>Rapidly grows `1, 16, 2^32, ...` larger than the number of atoms in the universe in level 4</text:p>
              </text:list-item>
              <text:list-item>
                <text:p>Humanly incomprehensibly complex and rich semantic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Homotopy Levels 2 of 2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`hom_eq(2, a, b) == ((a == b) &amp; (~a == ~b))`</text:p>
              </text:list-item>
              <text:list-item>
                <text:p>`(a ~~ b) =&gt; hom_eq(2, a, b)`</text:p>
              </text:list-item>
              <text:list-item>
                <text:p>`(a ~!~ b) =&gt; hom_eq(2, a, b)`</text:p>
              </text:list-item>
              <text:list-item>
                <text:p>`hom_eq(2, a, b) == (a ~~ b) | (a ~!~ b)` (excm)</text:p>
              </text:list-item>
              <text:list-item>
                <text:p>`hom_eq(n, a, b)` aligns qubits in range `[0, n)`,<text:line-break/>such that `∀ i [0, n) { ~^i(a) == ~^i(b) }`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Hypertorus Homotopy 1 of 2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`~a` might be thought of as creating a “circle” around the point `a`</text:p>
              </text:list-item>
              <text:list-item>
                <text:p>`~~a` might be thought of as creating a “torus” around the point `a`, or “circle” around “circle” around `a`</text:p>
              </text:list-item>
              <text:list-item>
                <text:p>`~^n(a)` might be thought of as creating a “hypertorus” around the point `a`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Hypertorus Homotopy 2 of 2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When `~a == ~b`, the two circles around `a` and `b` are propositionally equal, which forms a homotopy path</text:p>
              </text:list-item>
              <text:list-item>
                <text:p>This notion of homotopy path is restricted to at most one homotopy path between two points</text:p>
              </text:list-item>
              <text:list-item>
                <text:p>The points can be inequal, e.g. `a != b`<text:line-break/>while being connected by homotopy `~a == ~b`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5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Extend logic with `^, ~, &lt;`</text:p>
              </text:list-item>
              <text:list-item>
                <text:p>Follows from making core axiom “well behaved”</text:p>
                <text:p text:style-name="P6"><text:span text:style-name="T6">One Axiom to rule them all,</text:span><text:span text:style-name="T6"><text:line-break/></text:span><text:span text:style-name="T6">One Axiom to find them,</text:span><text:span text:style-name="T6"><text:line-break/></text:span><text:span text:style-name="T6">One Axiom to bring them all ...</text:span><text:span text:style-name="T6"><text:line-break/></text:span><text:span text:style-name="T6">… and in the End, a new beginning</text:span><text:span text:style-name="T6"><text:line-break/></text:span><text:span text:style-name="T6">there and back again,</text:span><text:span text:style-name="T6"><text:line-break/></text:span><text:span text:style-name="T6">so comes snow after fire,</text:span><text:span text:style-name="T6"><text:line-break/></text:span><text:span text:style-name="T6">and even dragons have their endings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0-07T00:12:02.188290432</meta:creation-date>
    <dc:date>2023-01-02T13:11:14.215184418</dc:date>
    <meta:editing-duration>PT20M20S</meta:editing-duration>
    <meta:editing-cycles>5</meta:editing-cycles>
    <meta:generator>LibreOffice/7.2.2.2$MacOSX_X86_64 LibreOffice_project/02b2acce88a210515b4a5bb2e46cbfb63fe97d56</meta:generator>
    <meta:document-statistic meta:object-count="89"/>
  </office:meta>
</office:document-meta>
</file>